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officeooo:rsid="001d7090" officeooo:paragraph-rsid="001d7090" style:font-size-asian="14pt" style:font-size-complex="14pt"/>
    </style:style>
    <style:style style:name="P3" style:family="paragraph" style:parent-style-name="Text_20_body">
      <style:text-properties fo:font-size="14pt" officeooo:paragraph-rsid="002080d9" style:font-size-asian="14pt" style:font-size-complex="14pt"/>
    </style:style>
    <style:style style:name="P4" style:family="paragraph" style:parent-style-name="Text_20_body">
      <style:text-properties fo:font-size="14pt" officeooo:rsid="002080d9" officeooo:paragraph-rsid="002080d9" style:font-size-asian="14pt" style:font-size-complex="14pt"/>
    </style:style>
    <style:style style:name="P5" style:family="paragraph" style:parent-style-name="Text_20_body">
      <style:text-properties fo:font-size="14pt" fo:font-weight="bold" officeooo:paragraph-rsid="001d7090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01d7090" officeooo:paragraph-rsid="001d7090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fo:font-weight="normal" officeooo:rsid="001d7090" officeooo:paragraph-rsid="001d7090" style:font-size-asian="14pt" style:font-weight-asian="normal" style:font-size-complex="14pt" style:font-weight-complex="normal"/>
    </style:style>
    <style:style style:name="P8" style:family="paragraph" style:parent-style-name="Text_20_body">
      <style:text-properties fo:font-size="14pt" fo:font-weight="normal" officeooo:rsid="002080d9" officeooo:paragraph-rsid="002080d9" style:font-size-asian="14pt" style:font-weight-asian="normal" style:font-size-complex="14pt" style:font-weight-complex="normal"/>
    </style:style>
    <style:style style:name="P9" style:family="paragraph" style:parent-style-name="Text_20_body">
      <style:text-properties fo:font-size="14pt" fo:font-weight="normal" officeooo:rsid="0020bdf1" officeooo:paragraph-rsid="0020bdf1" style:font-size-asian="14pt" style:font-weight-asian="normal" style:font-size-complex="14pt" style:font-weight-complex="normal"/>
    </style:style>
    <style:style style:name="P10" style:family="paragraph" style:parent-style-name="Text_20_body">
      <style:text-properties fo:font-size="14pt" style:text-underline-style="none" fo:font-weight="normal" officeooo:rsid="0020bdf1" officeooo:paragraph-rsid="0020bdf1" style:font-size-asian="14pt" style:font-weight-asian="normal" style:font-size-complex="14pt" style:font-weight-complex="normal"/>
    </style:style>
    <style:style style:name="P11" style:family="paragraph" style:parent-style-name="Text_20_body">
      <style:text-properties officeooo:rsid="0020bdf1" officeooo:paragraph-rsid="00221bb3"/>
    </style:style>
    <style:style style:name="P12" style:family="paragraph" style:parent-style-name="Text_20_body">
      <style:text-properties officeooo:rsid="00221bb3" officeooo:paragraph-rsid="00221bb3"/>
    </style:style>
    <style:style style:name="P13" style:family="paragraph" style:parent-style-name="Text_20_body">
      <style:text-properties fo:font-size="16pt" style:text-underline-style="solid" style:text-underline-width="auto" style:text-underline-color="font-color" fo:font-weight="bold" officeooo:rsid="0020bdf1" officeooo:paragraph-rsid="0020bdf1" style:font-size-asian="16pt" style:font-weight-asian="bold" style:font-size-complex="16pt" style:font-weight-complex="bold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style:text-underline-style="solid" style:text-underline-width="auto" style:text-underline-color="font-color" fo:font-weight="bold" officeooo:rsid="0020bdf1" officeooo:paragraph-rsid="0020bdf1" style:font-weight-asian="bold" style:font-weight-complex="bold"/>
    </style:style>
    <style:style style:name="P16" style:family="paragraph" style:parent-style-name="Text_20_body">
      <style:text-properties fo:font-size="14pt" officeooo:rsid="002080d9" officeooo:paragraph-rsid="002080d9" style:font-size-asian="14pt" style:font-size-complex="14pt"/>
    </style:style>
    <style:style style:name="P17" style:family="paragraph" style:parent-style-name="Text_20_body">
      <style:text-properties fo:font-size="14pt" officeooo:rsid="00221bb3" officeooo:paragraph-rsid="00221bb3" style:font-size-asian="14pt" style:font-size-complex="14pt"/>
    </style:style>
    <style:style style:name="P18" style:family="paragraph" style:parent-style-name="Text_20_body">
      <style:text-properties fo:font-size="14pt" officeooo:rsid="0020bdf1" officeooo:paragraph-rsid="0020bdf1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ui_3_9_1_2_1460039749485_238"/>Caso Práctico 3<text:line-break/>Inés Blanco es trabajadora de la empresa Electrónica y Automoción Vista Alegre S.L, el 28 de febrero de 2008 se le extingue el contrato de trabajo (por haber realizado la obra o servicio para la que fue contratada). Lleva trabajando en la citada empresa de forma continuada desde el 1 de enero de 2000. Antes había trabajado como reponedora de Alcampo desde <text:s/>el año 1999 (el año completo)</text:p>
      <text:p text:style-name="P1"><text:bookmark text:name="yui_3_9_1_2_1460039749485_244"/>La base de cotización de desempleo es de 900 € en Electrónica y Automoción Vista Alegre S.L y de 600 € en Alcampo.<text:line-break/><text:span text:style-name="T1">¿Tiene derecho al algún tipo de prestación por desempleo?<text:line-break/>¿De cuanto tiempo?<text:line-break/>¿Y que cantidad le corresponde cobrar cada mes?</text:span></text:p>
      <text:p text:style-name="P4">Prestacion Contributiva.</text:p>
      <text:p text:style-name="P2">BC 900 € → ultimos 180 dias de trabajo (media de 900€)</text:p>
      <text:p text:style-name="P2">BC 600 €</text:p>
      <text:p text:style-name="P5">¿Tiene derecho al algún tipo de prestación por desempleo?</text:p>
      <text:p text:style-name="P2">Si, tiene derecho a prestación por desempleo.</text:p>
      <text:p text:style-name="P2">Por que: Se quedo sin trabajo de forma involuntaria.</text:p>
      <text:p text:style-name="P2">Se encuentra en situacion legal de desempleo.</text:p>
      <text:p text:style-name="P2">A trabajado los 6 años anteriores seguidos.</text:p>
      <text:p text:style-name="P6">¿De cuanto tiempo?</text:p>
      <text:p text:style-name="P2">De 720 días ya que ha trabajado en los últimos 6 años.</text:p>
      <text:p text:style-name="P6">¿Y que cantidad le corresponde cobrar cada mes?</text:p>
      <text:p text:style-name="P7">Media de los ultimos 180 dias (900) 6 primeros meses 900x0,7=650€</text:p>
      <text:p text:style-name="P7">ultimo 18 meses 900x0,5=450</text:p>
      <text:p text:style-name="P7"/>
      <text:p text:style-name="P7">Caso Práctico 4</text:p>
      <text:p text:style-name="P3">Elisa Jiménez, ha trabajado durante los últimos 9 meses en una empresa de Reparación de Ordenadores; encontrándose actualmente en situación legal de desempleo. Durante este tiempo ha cotizado ha seguridad social en concepto de desempleo.<text:line-break/>Tiene derecho a recibir alguna prestación por desempleo. ¿Cual? Calcula el tiempo y <text:soft-page-break/>la cantidad de la prestación que le corresponde</text:p>
      <text:p text:style-name="P8">Prestación no contributiva. </text:p>
      <text:p text:style-name="P8">Son prestaciones económicas que se reconocen a aquellos ciudadanos que, encontrándose en situación de necesidad protegible, carezcan de recursos suficientes para su subsistencia en los términos legalmente establecidos, aun cuando no hayan cotizado nunca o el tiempo suficiente para alcanzar las prestaciones del nivel contributivo. Dentro de esta modalidad, se encuentran las pensiones siguientes:</text:p>
      <text:p text:style-name="P9">Si le pasa al empresario...</text:p>
      <text:list xml:id="list6205824376989831625" text:style-name="L1">
        <text:list-item>
          <text:p text:style-name="P19"><text:a xlink:type="simple" xlink:href="http://www.imserso.es/imserso_01/prestaciones_y_subvenciones/pnc_invalidez/index.htm" office:target-frame-name="_blank" xlink:show="new">Invalidez</text:a>.</text:p>
        </text:list-item>
        <text:list-item>
          <text:p text:style-name="P14"><text:a xlink:type="simple" xlink:href="http://www.imserso.es/imserso_01/prestaciones_y_subvenciones/pnc_jubilacion/index.htm" office:target-frame-name="_blank" xlink:show="new">Jubilación</text:a>.</text:p>
        </text:list-item>
        <text:list-item>
          <text:p text:style-name="P15">Viudedad</text:p>
        </text:list-item>
      </text:list>
      <text:p text:style-name="P10">- Que estuvieras en periodo de pruebas y no lo superaras.</text:p>
      <text:p text:style-name="P4">Si le corresponde, por estar en situación legal de desempleo y no tiene derecho a una prestación contributiva de empleo ademas no tiene ingresos brutos superiores a 491,40 al mes.</text:p>
      <text:p text:style-name="P4">Tiene derecho a una prestacion no contributiva de 426,00 euros mensuales, si no tiene responsabilidad familiares son 6 meses y si tiene va de 3 a 21 meses.</text:p>
      <text:p text:style-name="P17">Tiene derecho a supcidio, Si, a 426 euros durante 6 meses.</text:p>
      <text:p text:style-name="P13">Pagina web: </text:p>
      <text:p text:style-name="P17">Prestaciones por desempleo, prestacion contributiva: SEPE</text:p>
      <text:p text:style-name="P12"><text:a xlink:type="simple" xlink:href="https://www.sepe.es/contenidos/que_es_el_sepe/publicaciones/pdf/pdf_prestaciones/cuadr_contributiva_esp.pdf"><text:span text:style-name="T3">https://www.sepe.es/contenidos/que_es_el_sepe/publicaciones/pdf/pdf_prestaciones/cuadr_contributiva_esp.pdf</text:span></text:a></text:p>
      <text:p text:style-name="P17">Subcidio por desempleo: SEPE</text:p>
      <text:p text:style-name="P12"><text:a xlink:type="simple" xlink:href="https://www.sepe.es/contenidos/que_es_el_sepe/publicaciones/pdf/pdf_prestaciones/cuadr_subsidio_esp.pdf"><text:span text:style-name="T3">https://www.sepe.es/contenidos/que_es_el_sepe/publicaciones/pdf/pdf_prestaciones/cuadr_subsidio_esp.pdf</text:span></text:a></text:p>
      <text:p text:style-name="P17"><text:span text:style-name="T2">Otras</text:span> paginas webs de interes:</text:p>
      <text:p text:style-name="P12"><text:a xlink:type="simple" xlink:href="http://www.iprem.com.es/2016.html"><text:span text:style-name="T3">http://www.iprem.com.es/2016.html</text:span></text:a></text:p>
      <text:p text:style-name="P11"><text:a xlink:type="simple" xlink:href="https://www.sepe.es/contenidos/que_es_el_sepe/publicaciones/pdf/pdf_prestaciones/folleto_rai_esp.pdf"><text:span text:style-name="T3">https://www.sepe.es/contenidos/que_es_el_sepe/publicaciones/pdf/pdf_prestaciones/folleto_rai_esp.pdf</text:span></text:a></text:p>
      <text:p text:style-name="P1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6:37:59.661621464</meta:creation-date>
    <dc:date>2016-04-28T17:09:10.992167547</dc:date>
    <meta:editing-duration>PT15M52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35" meta:word-count="436" meta:character-count="2969" meta:non-whitespace-character-count="2568"/>
  </office:meta>
</office:document-meta>
</file>